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9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 to use:</text:p>
      <text:p text:style-name="Standard">1.Before running my frontend on localhost:4200/,firstly run my backend server which runs on</text:p>
      <text:p text:style-name="Standard">localhost:3000/ that can be run using node index.js on my backend folder.</text:p>
      <text:p text:style-name="Standard">2.Now you can proceed further to check my work.</text:p>
      <text:p text:style-name="Standard"/>
      <text:p text:style-name="Standard">User Management part:</text:p>
      <text:p text:style-name="Standard"/>
      <text:p text:style-name="Standard">1.In signup pa<text:span text:style-name="T1">r</text:span>t,i have given client side validation using angular 'pattern'.</text:p>
      <text:p text:style-name="Standard">2.After signing up,user will get email which is for activating himself/herself.</text:p>
      <text:p text:style-name="Standard">3.After activation via mail,he/she will be able to signin.</text:p>
      <text:p text:style-name="Standard">4.There is also facility for user of forgt password.On clicking 'forgot password' link,mail will be</text:p>
      <text:p text:style-name="Standard">sent for changing password.</text:p>
      <text:p text:style-name="Standard">5.New passwrd can be sent by clicking on link which is provided in mail.</text:p>
      <text:p text:style-name="Standard"/>
      <text:p text:style-name="Standard">Group Chatting part:</text:p>
      <text:p text:style-name="Standard"/>
      <text:p text:style-name="Standard">1.All the active chats are listed on clicking to specific chat,user will be able to join a room.</text:p>
      <text:p text:style-name="Standard">2.once he joins he/she will be able to see all chats of that room and also can send his/her message.</text:p>
      <text:p text:style-name="Standard">3.In typing part,when any user of that room types every other will get notified that who is typing and also</text:p>
      <text:p text:style-name="Standard">when typed user removes all typed text then evryuser will also get notified that no user is typing.</text:p>
      <text:p text:style-name="Standard"/>
      <text:p text:style-name="Standard">I tried my best to make this app as good as possible.hope so u will apprecia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8:23:08.897451914</meta:creation-date>
    <dc:date>2018-07-26T18:28:36.050495590</dc:date>
    <meta:editing-duration>PT5M36S</meta:editing-duration>
    <meta:editing-cycles>1</meta:editing-cycles>
    <meta:document-statistic meta:table-count="0" meta:image-count="0" meta:object-count="0" meta:page-count="1" meta:paragraph-count="17" meta:word-count="199" meta:character-count="1165" meta:non-whitespace-character-count="983"/>
    <meta:generator>LibreOffice/6.0.3.2$Linux_X86_64 LibreOffice_project/00m0$Build-2</meta:generator>
  </office:meta>
</office:document-meta>
</file>